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100000011E0384F3D.png" manifest:media-type="image/png"/>
  <manifest:file-entry manifest:full-path="Pictures/1000000100000320000003567C076545.png" manifest:media-type="image/png"/>
  <manifest:file-entry manifest:full-path="Pictures/100000010000004F0000004ACEB495E9.png" manifest:media-type="image/png"/>
  <manifest:file-entry manifest:full-path="Pictures/1000000100000017000000175DBCEA08.png" manifest:media-type="image/png"/>
  <manifest:file-entry manifest:full-path="Pictures/10000375000001C2000001C2DB3FB4F9.svg" manifest:media-type="image/svg+xml"/>
  <manifest:file-entry manifest:full-path="Pictures/1000119A0000026100000261120F7B5E.svg" manifest:media-type="image/svg+xml"/>
  <manifest:file-entry manifest:full-path="Pictures/10000001000002C80000018199E3C317.png" manifest:media-type="image/png"/>
  <manifest:file-entry manifest:full-path="Pictures/1000284C0000499C000027C03B2E021C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4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929cm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9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3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4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language="it" fo:country="I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10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2" style:family="paragraph">
      <style:paragraph-properties fo:line-height="150%"/>
      <style:text-properties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74609e"/>
      <style:paragraph-properties fo:text-align="center"/>
    </style:style>
    <style:style style:name="P16" style:family="paragraph">
      <loext:graphic-properties draw:fill-color="#ffffff"/>
      <style:text-properties fo:font-size="20pt" fo:language="it" fo:country="IT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99E3C317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634cm" svg:x="12cm" svg:y="10.691cm">
          <draw:text-box>
            <text:p><text:span text:style-name="T2">Programmazione a Oggetti</text:span></text:p>
            <text:p><text:span text:style-name="T3">compiamo il passo successivo dentro PHP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draw:frame draw:style-name="gr6" draw:text-style-name="P6" draw:layer="layout" svg:width="8.089cm" svg:height="1.179cm" svg:x="0.411cm" svg:y="0.321cm">
          <draw:text-box>
            <text:p><text:span text:style-name="T3">Lezione Aggiuntiva 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0" draw:text-style-name="P10" draw:layer="layout" svg:width="15.509cm" svg:height="1.61cm" svg:x="0.437cm" svg:y="0.2cm">
          <draw:text-box>
            <text:p><text:span text:style-name="T6">Programmazione a Oggetti</text:span></text:p>
          </draw:text-box>
        </draw:frame>
        <draw:frame draw:style-name="gr11" draw:text-style-name="P11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2" draw:text-style-name="P13" draw:layer="layout" svg:width="26.062cm" svg:height="5.966cm" svg:x="1cm" svg:y="4.177cm">
          <draw:text-box>
            <text:list text:style-name="L2">
              <text:list-item>
                <text:p text:style-name="P12"><text:span text:style-name="T8">All’interno delle slide ci saranno alcuni riferimenti utili per il successivo ripasso</text:span></text:p>
              </text:list-item>
              <text:list-item>
                <text:p text:style-name="P12"><text:span text:style-name="T8">In particolare nelle slide sono riportati i concetti di base e la sintassi</text:span></text:p>
              </text:list-item>
              <text:list-item>
                <text:p text:style-name="P12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4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5DBCEA08.png" xlink:type="simple" xlink:show="embed" xlink:actuate="onLoad" draw:mime-type="image/png"/>
        </draw:frame>
        <draw:custom-shape draw:style-name="gr13" draw:text-style-name="P15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3" draw:text-style-name="P15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E0384F3D.png" xlink:type="simple" xlink:show="embed" xlink:actuate="onLoad" draw:mime-type="image/png"/>
        </draw:frame>
        <draw:frame draw:style-name="gr14" draw:text-style-name="P6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8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135cm" svg:height="1.267cm" svg:x="25.577cm" svg:y="14.563cm">
          <draw:text-box>
            <text:p text:style-name="P8"><text:span text:style-name="T5"><text:page-number>&lt;numero&gt;</text:page-number></text:span></text:p>
          </draw:text-box>
        </draw:frame>
        <draw:frame draw:style-name="gr11" draw:text-style-name="P11" draw:layer="layout" svg:width="17.732cm" svg:height="1.178cm" svg:x="1cm" svg:y="2.69cm">
          <draw:text-box>
            <text:p><text:span text:style-name="T7">Cos’è una una base di dati </text:span></text:p>
          </draw:text-box>
        </draw:frame>
        <draw:frame draw:style-name="gr15" draw:text-style-name="P13" draw:layer="layout" svg:width="26.062cm" svg:height="5.966cm" svg:x="1cm" svg:y="4.177cm">
          <draw:text-box>
            <text:list text:style-name="L2">
              <text:list-item>
                <text:p text:style-name="P12"><text:span text:style-name="T8">È una collezione di dati organizzati, in particolare ci occuperemo del modello</text:span><text:span text:style-name="T8"><text:line-break/></text:span><text:span text:style-name="T8">relazionale</text:span></text:p>
              </text:list-item>
              <text:list-item>
                <text:p text:style-name="P12"><text:span text:style-name="T8">È utile nelle applicazioni web perché consente di immagazzinare i dati degli</text:span><text:span text:style-name="T8"><text:line-break/></text:span><text:span text:style-name="T8">utenti (o anche di altro tipo) e accedervi senza particolari vincoli</text:span></text:p>
              </text:list-item>
              <text:list-item>
                <text:p text:style-name="P12"><text:span text:style-name="T8">Rende il nostro codice quanto più flessibile possibile in molte circostanze</text:span></text:p>
              </text:list-item>
            </text:list>
          </draw:text-box>
        </draw:frame>
        <draw:frame draw:style-name="gr10" draw:text-style-name="P10" draw:layer="layout" svg:width="15.509cm" svg:height="1.61cm" svg:x="0.438cm" svg:y="0.2cm">
          <draw:text-box>
            <text:p><text:span text:style-name="T6">Programmazione a Oggetti</text:span></text:p>
          </draw:text-box>
        </draw:frame>
        <draw:frame draw:style-name="gr2" draw:text-style-name="P14" draw:layer="layout" svg:width="3.253cm" svg:height="3.473cm" svg:x="21.747cm" svg:y="11.027cm">
          <draw:image xlink:href="Pictures/1000000100000320000003567C076545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8-17T13:45:33.954980160</dc:date>
    <meta:editing-duration>PT11H12M10S</meta:editing-duration>
    <meta:editing-cycles>69</meta:editing-cycles>
    <meta:generator>LibreOffice/24.2.5.2$Linux_X86_64 LibreOffice_project/420$Build-2</meta:generator>
    <meta:document-statistic meta:object-count="50"/>
  </office:meta>
</office:document-meta>
</file>